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Default"/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58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table:number-columns-repeated="63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2"/>
        </table:table-row>
        <table:table-row table:style-name="ro3">
          <table:table-cell table:style-name="ce29" table:number-columns-repeated="2"/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/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table:number-columns-repeated="6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6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12:03:49.25355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13T10:35:14.602004273</dc:date>
    <meta:editing-duration>P230DT3H21M22S</meta:editing-duration>
    <meta:editing-cycles>928</meta:editing-cycles>
    <meta:generator>LibreOffice/6.1.5.2$Linux_X86_64 LibreOffice_project/10$Build-2</meta:generator>
    <meta:document-statistic meta:table-count="3" meta:cell-count="523" meta:object-count="0"/>
  </office:meta>
</office:document-meta>
</file>